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8cm"/>
    </style:style>
    <style:style style:name="co2" style:family="table-column">
      <style:table-column-properties fo:break-before="auto" style:column-width="2.94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4.10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elle Übersich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<text:a xlink:href="mailto:pass@1">pass@1</text:a></text:p>
          </table:table-cell>
          <table:table-cell table:style-name="ce1" office:value-type="string">
            <text:p><text:a xlink:href="mailto:pass@5">pass@5</text:a></text:p>
          </table:table-cell>
          <table:table-cell table:number-columns-repeated="8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0.555">
            <text:p>0,555</text:p>
          </table:table-cell>
          <table:table-cell office:value-type="float" office:value="0.65">
            <text:p>0,65</text:p>
          </table:table-cell>
          <table:table-cell table:number-columns-repeated="8"/>
        </table:table-row>
        <table:table-row table:style-name="ro2">
          <table:table-cell office:value-type="string">
            <text:p>Deepseek-R1</text:p>
          </table:table-cell>
          <table:table-cell office:value-type="float" office:value="0.7025">
            <text:p>0,7025</text:p>
          </table:table-cell>
          <table:table-cell office:value-type="float" office:value="0.8375">
            <text:p>0,8375</text:p>
          </table:table-cell>
          <table:table-cell table:number-columns-repeated="8"/>
        </table:table-row>
        <table:table-row table:style-name="ro2">
          <table:table-cell office:value-type="string">
            <text:p>Gemini 1.5</text:p>
          </table:table-cell>
          <table:table-cell office:value-type="float" office:value="0.2925">
            <text:p>0,292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8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0.445">
            <text:p>0,445</text:p>
          </table:table-cell>
          <table:table-cell office:value-type="float" office:value="0.6375">
            <text:p>0,6375</text:p>
          </table:table-cell>
          <table:table-cell table:number-columns-repeated="7"/>
          <table:table-cell>
            <draw:frame table:end-cell-address="'Modelle Übersicht'.V32" table:end-x="2.02cm" table:end-y="0.368cm" draw:z-index="0" draw:style-name="gr1" draw:text-style-name="P1" svg:width="26.85cm" svg:height="12.096cm" svg:x="0.009cm" svg:y="0.014cm">
              <draw:object draw:notify-on-update-of-ranges="'Modelle Übersicht'.B1:'Modelle Übersicht'.C1 'Modelle Übersicht'.A2:'Modelle Übersicht'.A2 'Modelle Übersicht'.B2:'Modelle Übersicht'.C2 'Modelle Übersicht'.A3:'Modelle Übersicht'.A3 'Modelle Übersicht'.B3:'Modelle Übersicht'.C3 'Modelle Übersicht'.A4:'Modelle Übersicht'.A4 'Modelle Übersicht'.B4:'Modelle Übersicht'.C4 'Modelle Übersicht'.A6:'Modelle Übersicht'.A6 'Modelle Übersicht'.B6:'Modelle Übersicht'.C6 'Modelle Übersicht'.A5:'Modelle Übersicht'.A5 'Modelle Übersicht'.B5:'Modelle Übersicht'.C5 'Modelle Übersicht'.A7:'Modelle Übersicht'.A7 'Modelle Übersicht'.B7:'Modelle Übersicht'.C7 'Modelle Übersicht'.A8:'Modelle Übersicht'.A8 'Modelle Übersicht'.B8:'Modelle Übersicht'.C8 'Modelle Übersicht'.A9:'Modelle Übersicht'.A9 'Modelle Übersicht'.B9:'Modelle Übersicht'.C9 'Modelle Übersicht'.A10:'Modelle Übersicht'.A10 'Modelle Übersicht'.B10:'Modelle Übersicht'.C10 'Modelle Übersicht'.A11:'Modelle Übersicht'.A11 'Modelle Übersicht'.B11:'Modelle Übersicht'.C11 'Modelle Übersicht'.A12:'Modelle Übersicht'.A12 'Modelle Übersicht'.B12:'Modelle Übersicht'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Llama3.1-Claude 8b-q4</text:p>
          </table:table-cell>
          <table:table-cell office:value-type="float" office:value="0.4625">
            <text:p>0,4625</text:p>
          </table:table-cell>
          <table:table-cell office:value-type="float" office:value="0.65">
            <text:p>0,65</text:p>
          </table:table-cell>
          <table:table-cell table:number-columns-repeated="8"/>
        </table:table-row>
        <table:table-row table:style-name="ro2">
          <table:table-cell table:style-name="ce2" office:value-type="string">
            <text:p>Llama3.2</text:p>
          </table:table-cell>
          <table:table-cell office:value-type="float" office:value="0.2625">
            <text:p>0,262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2">
          <table:table-cell office:value-type="string">
            <text:p>Llama3.3 70b-q2</text:p>
          </table:table-cell>
          <table:table-cell office:value-type="float" office:value="0.6275">
            <text:p>0,6275</text:p>
          </table:table-cell>
          <table:table-cell office:value-type="float" office:value="0.725">
            <text:p>0,725</text:p>
          </table:table-cell>
          <table:table-cell table:number-columns-repeated="8"/>
        </table:table-row>
        <table:table-row table:style-name="ro2">
          <table:table-cell office:value-type="string">
            <text:p>Mistral Small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8"/>
        </table:table-row>
        <table:table-row table:style-name="ro2">
          <table:table-cell office:value-type="string">
            <text:p>Qwen2.5 Coder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8"/>
        </table:table-row>
        <table:table-row table:style-name="ro2">
          <table:table-cell office:value-type="string">
            <text:p>Codellama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8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1" table:number-columns-repeated="3"/>
          <table:table-cell table:number-columns-repeated="8"/>
        </table:table-row>
        <table:table-row table:style-name="ro2" table:number-rows-repeated="5">
          <table:table-cell table:number-columns-repeated="11"/>
        </table:table-row>
        <table:table-row table:style-name="ro2">
          <table:table-cell table:style-name="ce2"/>
          <table:table-cell table:number-columns-repeated="10"/>
        </table:table-row>
      </table:table>
      <table:table table:name="Sprachen Übersicht" table:style-name="ta1" table:print="false">
        <table:table-column table:style-name="co3" table:default-cell-style-name="Default"/>
        <table:table-column table:style-name="co4" table:number-columns-repeated="6" table:default-cell-style-name="Default"/>
        <table:table-column table:style-name="co3" table:number-columns-repeated="4" table:default-cell-style-name="Default"/>
        <table:table-row table:style-name="ro2">
          <table:table-cell/>
          <table:table-cell office:value-type="string">
            <text:p>Llama 3.1 deu</text:p>
          </table:table-cell>
          <table:table-cell office:value-type="string">
            <text:p>Llama 3.1 eng</text:p>
          </table:table-cell>
          <table:table-cell table:number-columns-repeated="6"/>
          <table:table-cell>
            <draw:frame table:end-cell-address="'Sprachen Übersicht'.R20" table:end-x="0.178cm" table:end-y="0.362cm" draw:z-index="0" draw:style-name="gr1" draw:text-style-name="P1" svg:width="16cm" svg:height="8.942cm" svg:x="2.243cm" svg:y="0cm">
              <draw:object draw:notify-on-update-of-ranges="'Sprachen Übersicht'.A2:'Sprachen Übersicht'.A6 'Sprachen Übersicht'.B1:'Sprachen Übersicht'.B1 'Sprachen Übersicht'.B2:'Sprachen Übersicht'.B6 'Sprachen Übersicht'.C1:'Sprachen Übersicht'.C1 'Sprachen Übersicht'.C2:'Sprachen Übersicht'.C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ass@1</text:p>
          </table:table-cell>
          <table:table-cell office:value-type="float" office:value="0.43">
            <text:p>0,43</text:p>
          </table:table-cell>
          <table:table-cell office:value-type="float" office:value="0.485">
            <text:p>0,485</text:p>
          </table:table-cell>
          <table:table-cell table:number-columns-repeated="8"/>
        </table:table-row>
        <table:table-row table:style-name="ro2">
          <table:table-cell office:value-type="string">
            <text:p>pass@2</text:p>
          </table:table-cell>
          <table:table-cell office:value-type="float" office:value="0.5375">
            <text:p>0,5375</text:p>
          </table:table-cell>
          <table:table-cell office:value-type="float" office:value="0.5512">
            <text:p>0,5512</text:p>
          </table:table-cell>
          <table:table-cell table:number-columns-repeated="8"/>
        </table:table-row>
        <table:table-row table:style-name="ro2">
          <table:table-cell office:value-type="string">
            <text:p>pass@3</text:p>
          </table:table-cell>
          <table:table-cell office:value-type="float" office:value="0.59">
            <text:p>0,59</text:p>
          </table:table-cell>
          <table:table-cell office:value-type="float" office:value="0.5825">
            <text:p>0,5825</text:p>
          </table:table-cell>
          <table:table-cell table:number-columns-repeated="8"/>
        </table:table-row>
        <table:table-row table:style-name="ro2">
          <table:table-cell office:value-type="string">
            <text:p>pass@4</text:p>
          </table:table-cell>
          <table:table-cell office:value-type="float" office:value="0.62">
            <text:p>0,62</text:p>
          </table:table-cell>
          <table:table-cell office:value-type="float" office:value="0.6">
            <text:p>0,6</text:p>
          </table:table-cell>
          <table:table-cell table:number-columns-repeated="8"/>
        </table:table-row>
        <table:table-row table:style-name="ro2">
          <table:table-cell office:value-type="string">
            <text:p>pass@5</text:p>
          </table:table-cell>
          <table:table-cell office:value-type="float" office:value="0.6375">
            <text:p>0,6375</text:p>
          </table:table-cell>
          <table:table-cell office:value-type="float" office:value="0.6125">
            <text:p>0,6125</text:p>
          </table:table-cell>
          <table:table-cell table:number-columns-repeated="8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>
            <text:p>Llama 3.2 deu</text:p>
          </table:table-cell>
          <table:table-cell office:value-type="string">
            <text:p>Llama 3.2 eng</text:p>
          </table:table-cell>
          <table:table-cell table:number-columns-repeated="8"/>
        </table:table-row>
        <table:table-row table:style-name="ro2">
          <table:table-cell office:value-type="string">
            <text:p>pass@1</text:p>
          </table:table-cell>
          <table:table-cell office:value-type="float" office:value="0.2625">
            <text:p>0,2625</text:p>
          </table:table-cell>
          <table:table-cell office:value-type="float" office:value="0.2475">
            <text:p>0,2475</text:p>
          </table:table-cell>
          <table:table-cell table:number-columns-repeated="8"/>
        </table:table-row>
        <table:table-row table:style-name="ro2">
          <table:table-cell office:value-type="string">
            <text:p>pass@2</text:p>
          </table:table-cell>
          <table:table-cell office:value-type="float" office:value="0.3875">
            <text:p>0,3875</text:p>
          </table:table-cell>
          <table:table-cell office:value-type="float" office:value="0.3337">
            <text:p>0,3337</text:p>
          </table:table-cell>
          <table:table-cell table:number-columns-repeated="8"/>
        </table:table-row>
        <table:table-row table:style-name="ro2">
          <table:table-cell office:value-type="string">
            <text:p>pass@3</text:p>
          </table:table-cell>
          <table:table-cell office:value-type="float" office:value="0.465">
            <text:p>0,465</text:p>
          </table:table-cell>
          <table:table-cell office:value-type="float" office:value="0.385">
            <text:p>0,385</text:p>
          </table:table-cell>
          <table:table-cell table:number-columns-repeated="8"/>
        </table:table-row>
        <table:table-row table:style-name="ro2">
          <table:table-cell office:value-type="string">
            <text:p>pass@4</text:p>
          </table:table-cell>
          <table:table-cell office:value-type="float" office:value="0.515">
            <text:p>0,515</text:p>
          </table:table-cell>
          <table:table-cell office:value-type="float" office:value="0.4225">
            <text:p>0,4225</text:p>
          </table:table-cell>
          <table:table-cell table:number-columns-repeated="8"/>
        </table:table-row>
        <table:table-row table:style-name="ro2">
          <table:table-cell office:value-type="string">
            <text:p>pass@5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table:number-columns-repeated="8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>
            <text:p>Llama 3.3 deu</text:p>
          </table:table-cell>
          <table:table-cell office:value-type="string">
            <text:p>Llama 3.3 eng</text:p>
          </table:table-cell>
          <table:table-cell table:number-columns-repeated="8"/>
        </table:table-row>
        <table:table-row table:style-name="ro2">
          <table:table-cell office:value-type="string">
            <text:p>pass@1</text:p>
          </table:table-cell>
          <table:table-cell office:value-type="float" office:value="0.6275">
            <text:p>0,6275</text:p>
          </table:table-cell>
          <table:table-cell office:value-type="float" office:value="0.6625">
            <text:p>0,6625</text:p>
          </table:table-cell>
          <table:table-cell table:number-columns-repeated="8"/>
        </table:table-row>
        <table:table-row table:style-name="ro2">
          <table:table-cell office:value-type="string">
            <text:p>pass@2</text:p>
          </table:table-cell>
          <table:table-cell office:value-type="float" office:value="0.6825">
            <text:p>0,6825</text:p>
          </table:table-cell>
          <table:table-cell office:value-type="float" office:value="0.6987">
            <text:p>0,6987</text:p>
          </table:table-cell>
          <table:table-cell table:number-columns-repeated="8"/>
        </table:table-row>
        <table:table-row table:style-name="ro2">
          <table:table-cell office:value-type="string">
            <text:p>pass@3</text:p>
          </table:table-cell>
          <table:table-cell office:value-type="float" office:value="0.7063">
            <text:p>0,7063</text:p>
          </table:table-cell>
          <table:table-cell office:value-type="float" office:value="0.7125">
            <text:p>0,7125</text:p>
          </table:table-cell>
          <table:table-cell table:number-columns-repeated="8"/>
        </table:table-row>
        <table:table-row table:style-name="ro2">
          <table:table-cell office:value-type="string">
            <text:p>pass@4</text:p>
          </table:table-cell>
          <table:table-cell office:value-type="float" office:value="0.7175">
            <text:p>0,7175</text:p>
          </table:table-cell>
          <table:table-cell office:value-type="float" office:value="0.72">
            <text:p>0,72</text:p>
          </table:table-cell>
          <table:table-cell table:number-columns-repeated="8"/>
        </table:table-row>
        <table:table-row table:style-name="ro2">
          <table:table-cell office:value-type="string">
            <text:p>pass@5</text:p>
          </table:table-cell>
          <table:table-cell table:number-columns-repeated="2" office:value-type="float" office:value="0.725">
            <text:p>0,725</text:p>
          </table:table-cell>
          <table:table-cell table:number-columns-repeated="8"/>
        </table:table-row>
        <table:table-row table:style-name="ro2" table:number-rows-repeated="18">
          <table:table-cell table:number-columns-repeated="11"/>
        </table:table-row>
        <table:table-row table:style-name="ro2">
          <table:table-cell>
            <draw:frame table:end-cell-address="'Sprachen Übersicht'.F61" table:end-x="2.467cm" table:end-y="0.43cm" draw:z-index="2" draw:style-name="gr1" draw:text-style-name="P1" svg:width="15.999cm" svg:height="8.999cm" svg:x="0cm" svg:y="0.012cm">
              <draw:object draw:notify-on-update-of-ranges="'Sprachen Übersicht'.A19:'Sprachen Übersicht'.A23 'Sprachen Übersicht'.B18:'Sprachen Übersicht'.B18 'Sprachen Übersicht'.B19:'Sprachen Übersicht'.B23 'Sprachen Übersicht'.C18:'Sprachen Übersicht'.C18 'Sprachen Übersicht'.C19:'Sprachen Übersicht'.C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'Sprachen Übersicht'.R61" table:end-x="0.198cm" table:end-y="0.432cm" draw:z-index="1" draw:style-name="gr1" draw:text-style-name="P1" svg:width="15.999cm" svg:height="8.999cm" svg:x="0.006cm" svg:y="0.014cm">
              <draw:object draw:notify-on-update-of-ranges="'Sprachen Übersicht'.A11:'Sprachen Übersicht'.A15 'Sprachen Übersicht'.B10:'Sprachen Übersicht'.B10 'Sprachen Übersicht'.B11:'Sprachen Übersicht'.B15 'Sprachen Übersicht'.C10:'Sprachen Übersicht'.C10 'Sprachen Übersicht'.C11:'Sprachen Übersicht'.C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Optimierung" table:style-name="ta1" table:print="false">
        <table:table-column table:style-name="co5" table:default-cell-style-name="Default"/>
        <table:table-column table:style-name="co3" table:number-columns-repeated="1023" table:default-cell-style-name="Default"/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 table:number-columns-repeated="8"/>
          <table:table-cell table:style-name="ce1">
            <draw:frame table:end-cell-address="Optimierung.S21" table:end-x="0.209cm" table:end-y="0.013cm" draw:z-index="1" draw:style-name="gr1" draw:text-style-name="P1" svg:width="15.999cm" svg:height="8.999cm" svg:x="0.017cm" svg:y="0.046cm">
              <draw:object draw:notify-on-update-of-ranges="Optimierung.A10:Optimierung.A10 Optimierung.B10:Optimierung.C10 Optimierung.A11:Optimierung.A11 Optimierung.B11:Optimierung.C11 Optimierung.A12:Optimierung.A12 Optimierung.B12:Optimierung.C1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" table:number-columns-repeated="1012"/>
        </table:table-row>
        <table:table-row table:style-name="ro2">
          <table:table-cell office:value-type="string">
            <text:p>Codellama/langchain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1021"/>
        </table:table-row>
        <table:table-row table:style-name="ro2">
          <table:table-cell office:value-type="string">
            <text:p>Codellama/DSPy</text:p>
          </table:table-cell>
          <table:table-cell office:value-type="float" office:value="0.1425">
            <text:p>0,1425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number-columns-repeated="1021"/>
        </table:table-row>
        <table:table-row table:style-name="ro2">
          <table:table-cell office:value-type="string">
            <text:p>llama31/langchain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1021"/>
        </table:table-row>
        <table:table-row table:style-name="ro2">
          <table:table-cell office:value-type="string">
            <text:p>llama31/DSPy</text:p>
          </table:table-cell>
          <table:table-cell office:value-type="float" office:value="0.335">
            <text:p>0,335</text:p>
          </table:table-cell>
          <table:table-cell office:value-type="float" office:value="0.6125">
            <text:p>0,6125</text:p>
          </table:table-cell>
          <table:table-cell table:number-columns-repeated="1021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>
            <draw:frame table:end-cell-address="Optimierung.G61" table:end-x="0.618cm" table:end-y="0.439cm" draw:z-index="0" draw:style-name="gr1" draw:text-style-name="P1" svg:width="15.999cm" svg:height="8.999cm" svg:x="0cm" svg:y="0.021cm">
              <draw:object draw:notify-on-update-of-ranges="Optimierung.A1:Optimierung.A1 Optimierung.B1:Optimierung.C1 Optimierung.A2:Optimierung.A2 Optimierung.B2:Optimierung.C2 Optimierung.A3:Optimierung.A3 Optimierung.B3:Optimierung.C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database-ranges>
        <table:database-range table:target-range-address="'Modelle Übersicht'.A16:'Modelle Übersicht'.D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0">10.02.2025</text:date>, <text:time>07:28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43:59.25</meta:creation-date>
    <dc:date>2025-02-10T07:28:44.83</dc:date>
    <dc:creator>W. Pahl</dc:creator>
    <meta:editing-duration>P2DT11H48M29S</meta:editing-duration>
    <meta:editing-cycles>72</meta:editing-cycles>
    <meta:generator>OpenOffice/4.1.15$Win32 OpenOffice.org_project/4115m2$Build-9813</meta:generator>
    <meta:printed-by>W. Pahl</meta:printed-by>
    <meta:print-date>2025-01-17T17:51:42.72</meta:print-date>
    <meta:document-statistic meta:table-count="3" meta:cell-count="10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851cm" svg:height="12.098cm" xlink:href=".." xlink:type="simple" chart:class="chart:bar" chart:row-mapping="0 1 2 4 3 5 6 7 8 9 10" chart:style-name="ch1">
        <chart:legend chart:legend-position="end" svg:x="22.577cm" svg:y="3.117cm" style:legend-expansion="high" chart:style-name="ch2"/>
        <chart:plot-area chart:style-name="ch3" table:cell-range-address="'Modelle Übersicht'.B1:'Modelle Übersicht'.C5 'Modelle Übersicht'.A1:'Modelle Übersicht'.A5 'Modelle Übersicht'.A6:'Modelle Übersicht'.C12" chart:data-source-has-labels="both" svg:x="0.987cm" svg:y="1.099cm" svg:width="20.516cm" svg:height="10.338cm">
          <chartooo:coordinate-region svg:x="1.714cm" svg:y="1.311cm" svg:width="19.789cm" svg:height="9.453cm"/>
          <chart:axis chart:dimension="x" chart:name="primary-x" chart:style-name="ch4" chartooo:axis-type="auto">
            <chartooo:date-scale/>
            <chart:categories table:cell-range-address="'Modelle Übersicht'.B1:'Modelle Übersicht'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le Übersicht'.B2:'Modelle Übersicht'.C2" chart:label-cell-address="'Modelle Übersicht'.A2:'Modelle Übersicht'.A2" chart:class="chart:bar">
            <chart:data-point chart:repeated="2"/>
          </chart:series>
          <chart:series chart:style-name="ch8" chart:values-cell-range-address="'Modelle Übersicht'.B3:'Modelle Übersicht'.C3" chart:label-cell-address="'Modelle Übersicht'.A3:'Modelle Übersicht'.A3" chart:class="chart:bar">
            <chart:data-point chart:repeated="2"/>
          </chart:series>
          <chart:series chart:style-name="ch9" chart:values-cell-range-address="'Modelle Übersicht'.B4:'Modelle Übersicht'.C4" chart:label-cell-address="'Modelle Übersicht'.A4:'Modelle Übersicht'.A4" chart:class="chart:bar">
            <chart:data-point chart:repeated="2"/>
          </chart:series>
          <chart:series chart:style-name="ch10" chart:values-cell-range-address="'Modelle Übersicht'.B6:'Modelle Übersicht'.C6" chart:label-cell-address="'Modelle Übersicht'.A6:'Modelle Übersicht'.A6" chart:class="chart:bar">
            <chart:data-point chart:repeated="2"/>
          </chart:series>
          <chart:series chart:style-name="ch11" chart:values-cell-range-address="'Modelle Übersicht'.B5:'Modelle Übersicht'.C5" chart:label-cell-address="'Modelle Übersicht'.A5:'Modelle Übersicht'.A5" chart:class="chart:bar">
            <chart:data-point chart:repeated="2"/>
          </chart:series>
          <chart:series chart:style-name="ch12" chart:values-cell-range-address="'Modelle Übersicht'.B7:'Modelle Übersicht'.C7" chart:label-cell-address="'Modelle Übersicht'.A7:'Modelle Übersicht'.A7" chart:class="chart:bar">
            <chart:data-point chart:repeated="2"/>
          </chart:series>
          <chart:series chart:style-name="ch13" chart:values-cell-range-address="'Modelle Übersicht'.B8:'Modelle Übersicht'.C8" chart:label-cell-address="'Modelle Übersicht'.A8:'Modelle Übersicht'.A8" chart:class="chart:bar">
            <chart:data-point chart:repeated="2"/>
          </chart:series>
          <chart:series chart:style-name="ch14" chart:values-cell-range-address="'Modelle Übersicht'.B9:'Modelle Übersicht'.C9" chart:label-cell-address="'Modelle Übersicht'.A9:'Modelle Übersicht'.A9" chart:class="chart:bar">
            <chart:data-point chart:repeated="2"/>
          </chart:series>
          <chart:series chart:style-name="ch15" chart:values-cell-range-address="'Modelle Übersicht'.B10:'Modelle Übersicht'.C10" chart:label-cell-address="'Modelle Übersicht'.A10:'Modelle Übersicht'.A10" chart:class="chart:bar">
            <chart:data-point chart:repeated="2"/>
          </chart:series>
          <chart:series chart:style-name="ch16" chart:values-cell-range-address="'Modelle Übersicht'.B11:'Modelle Übersicht'.C11" chart:label-cell-address="'Modelle Übersicht'.A11:'Modelle Übersicht'.A11" chart:class="chart:bar">
            <chart:data-point chart:repeated="2"/>
          </chart:series>
          <chart:series chart:style-name="ch17" chart:values-cell-range-address="'Modelle Übersicht'.B12:'Modelle Übersicht'.C12" chart:label-cell-address="'Modelle Übersicht'.A12:'Modelle Übersicht'.A12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'Modelle Übersicht'.B1:'Modelle Übersicht'.C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'Modelle Übersicht'.A2:'Modelle Übersicht'.A2</svg:desc>
                </draw:g>
              </table:table-cell>
              <table:table-cell office:value-type="float" office:value="0.555">
                <text:p>0.555</text:p>
                <draw:g>
                  <svg:desc>'Modelle Übersicht'.B2:'Modelle Übersicht'.C2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Deepseek-R1</text:p>
                <draw:g>
                  <svg:desc>'Modelle Übersicht'.A3:'Modelle Übersicht'.A3</svg:desc>
                </draw:g>
              </table:table-cell>
              <table:table-cell office:value-type="float" office:value="0.7025">
                <text:p>0.7025</text:p>
                <draw:g>
                  <svg:desc>'Modelle Übersicht'.B3:'Modelle Übersicht'.C3</svg:desc>
                </draw:g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Gemini 1.5</text:p>
                <draw:g>
                  <svg:desc>'Modelle Übersicht'.A4:'Modelle Übersicht'.A4</svg:desc>
                </draw:g>
              </table:table-cell>
              <table:table-cell office:value-type="float" office:value="0.2925">
                <text:p>0.2925</text:p>
                <draw:g>
                  <svg:desc>'Modelle Übersicht'.B4:'Modelle Übersicht'.C4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1 (1200 Token)</text:p>
                <draw:g>
                  <svg:desc>'Modelle Übersicht'.A6:'Modelle Übersicht'.A6</svg:desc>
                </draw:g>
              </table:table-cell>
              <table:table-cell office:value-type="float" office:value="0.445">
                <text:p>0.445</text:p>
                <draw:g>
                  <svg:desc>'Modelle Übersicht'.B6:'Modelle Übersicht'.C6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 (600 Token)</text:p>
                <draw:g>
                  <svg:desc>'Modelle Übersicht'.A5:'Modelle Übersicht'.A5</svg:desc>
                </draw:g>
              </table:table-cell>
              <table:table-cell office:value-type="float" office:value="0.43">
                <text:p>0.43</text:p>
                <draw:g>
                  <svg:desc>'Modelle Übersicht'.B5:'Modelle Übersicht'.C5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-Claude 8b-q4</text:p>
                <draw:g>
                  <svg:desc>'Modelle Übersicht'.A7:'Modelle Übersicht'.A7</svg:desc>
                </draw:g>
              </table:table-cell>
              <table:table-cell office:value-type="float" office:value="0.4625">
                <text:p>0.4625</text:p>
                <draw:g>
                  <svg:desc>'Modelle Übersicht'.B7:'Modelle Übersicht'.C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Llama3.2</text:p>
                <draw:g>
                  <svg:desc>'Modelle Übersicht'.A8:'Modelle Übersicht'.A8</svg:desc>
                </draw:g>
              </table:table-cell>
              <table:table-cell office:value-type="float" office:value="0.2625">
                <text:p>0.2625</text:p>
                <draw:g>
                  <svg:desc>'Modelle Übersicht'.B8:'Modelle Übersicht'.C8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'Modelle Übersicht'.A9:'Modelle Übersicht'.A9</svg:desc>
                </draw:g>
              </table:table-cell>
              <table:table-cell office:value-type="float" office:value="0.6275">
                <text:p>0.6275</text:p>
                <draw:g>
                  <svg:desc>'Modelle Übersicht'.B9:'Modelle Übersicht'.C9</svg:desc>
                </draw:g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Mistral Small</text:p>
                <draw:g>
                  <svg:desc>'Modelle Übersicht'.A10:'Modelle Übersicht'.A10</svg:desc>
                </draw:g>
              </table:table-cell>
              <table:table-cell office:value-type="float" office:value="0.22">
                <text:p>0.22</text:p>
                <draw:g>
                  <svg:desc>'Modelle Übersicht'.B10:'Modelle Übersicht'.C10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Qwen2.5 Coder</text:p>
                <draw:g>
                  <svg:desc>'Modelle Übersicht'.A11:'Modelle Übersicht'.A11</svg:desc>
                </draw:g>
              </table:table-cell>
              <table:table-cell office:value-type="float" office:value="0.1975">
                <text:p>0.1975</text:p>
                <draw:g>
                  <svg:desc>'Modelle Übersicht'.B11:'Modelle Übersicht'.C11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odellama</text:p>
                <draw:g>
                  <svg:desc>'Modelle Übersicht'.A12:'Modelle Übersicht'.A12</svg:desc>
                </draw:g>
              </table:table-cell>
              <table:table-cell office:value-type="float" office:value="0.005">
                <text:p>0.005</text:p>
                <draw:g>
                  <svg:desc>'Modelle Übersicht'.B12:'Modelle Übersicht'.C12</svg:desc>
                </draw:g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Auswahl des Framework</text:p>
        </chart:title>
        <chart:subtitle svg:x="6.342cm" svg:y="1.275cm" chart:style-name="ch3">
          <text:p>CodeLlama Modell</text:p>
        </chart:subtitle>
        <chart:legend chart:legend-position="end" svg:x="12.07cm" svg:y="3.926cm" style:legend-expansion="high" chart:style-name="ch4"/>
        <chart:plot-area chart:style-name="ch5" table:cell-range-address="Optimierung.A1:Optimierung.C3" chart:data-source-has-labels="both" svg:x="0.77cm" svg:y="2.318cm" svg:width="10.66cm" svg:height="6.082cm">
          <chartooo:coordinate-region svg:x="1.682cm" svg:y="2.53cm" svg:width="9.748cm" svg:height="5.197cm"/>
          <chart:axis chart:dimension="x" chart:name="primary-x" chart:style-name="ch6" chartooo:axis-type="auto">
            <chartooo:date-scale/>
            <chart:categories table:cell-range-address="Optimierung.B1:Optimierung.C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2:Optimierung.C2" chart:label-cell-address="Optimierung.A2:Optimierung.A2" chart:class="chart:bar">
            <chart:data-point chart:repeated="2"/>
          </chart:series>
          <chart:series chart:style-name="ch10" chart:values-cell-range-address="Optimierung.B3:Optimierung.C3" chart:label-cell-address="Optimierung.A3:Optimierung.A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1:Optimierung.C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Codellama/langchain</text:p>
                <draw:g>
                  <svg:desc>Optimierung.A2:Optimierung.A2</svg:desc>
                </draw:g>
              </table:table-cell>
              <table:table-cell office:value-type="float" office:value="0.005">
                <text:p>0.005</text:p>
                <draw:g>
                  <svg:desc>Optimierung.B2:Optimierung.C2</svg:desc>
                </draw:g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Codellama/DSPy</text:p>
                <draw:g>
                  <svg:desc>Optimierung.A3:Optimierung.A3</svg:desc>
                </draw:g>
              </table:table-cell>
              <table:table-cell office:value-type="float" office:value="0.1425">
                <text:p>0.1425</text:p>
                <draw:g>
                  <svg:desc>Optimierung.B3:Optimierung.C3</svg:desc>
                </draw:g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43cm" xlink:href=".." xlink:type="simple" chart:class="chart:line" chart:style-name="ch1">
        <chart:title svg:x="6.977cm" svg:y="0.314cm" chart:style-name="ch2">
          <text:p>Llama 3.1</text:p>
        </chart:title>
        <chart:subtitle svg:x="6.303cm" svg:y="1.271cm" chart:style-name="ch3">
          <text:p>Sprachauswertung</text:p>
        </chart:subtitle>
        <chart:legend chart:legend-position="end" svg:x="12.487cm" svg:y="3.897cm" style:legend-expansion="high" chart:style-name="ch4"/>
        <chart:plot-area chart:style-name="ch5" table:cell-range-address="'Sprachen Übersicht'.A1:'Sprachen Übersicht'.C6" chart:data-source-has-labels="both" svg:x="0.77cm" svg:y="2.31cm" svg:width="11.077cm" svg:height="6.035cm">
          <chartooo:coordinate-region svg:x="1.497cm" svg:y="2.522cm" svg:width="9.713cm" svg:height="5.15cm"/>
          <chart:axis chart:dimension="x" chart:name="primary-x" chart:style-name="ch6" chartooo:axis-type="auto">
            <chartooo:date-scale/>
            <chart:categories table:cell-range-address="'Sprachen Übersicht'.A2:'Sprachen Übersich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2:'Sprachen Übersicht'.B6" chart:label-cell-address="'Sprachen Übersicht'.B1:'Sprachen Übersicht'.B1" chart:class="chart:line">
            <chart:data-point chart:repeated="5"/>
          </chart:series>
          <chart:series chart:style-name="ch9" chart:values-cell-range-address="'Sprachen Übersicht'.C2:'Sprachen Übersicht'.C6" chart:label-cell-address="'Sprachen Übersicht'.C1:'Sprachen Übersicht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1 deu</text:p>
                <draw:g>
                  <svg:desc>'Sprachen Übersicht'.B1:'Sprachen Übersicht'.B1</svg:desc>
                </draw:g>
              </table:table-cell>
              <table:table-cell office:value-type="string">
                <text:p>Llama 3.1 eng</text:p>
                <draw:g>
                  <svg:desc>'Sprachen Übersicht'.C1:'Sprachen Übersich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2:'Sprachen Übersicht'.A6</svg:desc>
                </draw:g>
              </table:table-cell>
              <table:table-cell office:value-type="float" office:value="0.43">
                <text:p>0.43</text:p>
                <draw:g>
                  <svg:desc>'Sprachen Übersicht'.B2:'Sprachen Übersicht'.B6</svg:desc>
                </draw:g>
              </table:table-cell>
              <table:table-cell office:value-type="float" office:value="0.485">
                <text:p>0.485</text:p>
                <draw:g>
                  <svg:desc>'Sprachen Übersicht'.C2:'Sprachen Übersicht'.C6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5375">
                <text:p>0.5375</text:p>
              </table:table-cell>
              <table:table-cell office:value-type="float" office:value="0.5512">
                <text:p>0.5512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59">
                <text:p>0.59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6375">
                <text:p>0.6375</text:p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Lllama 3.2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0:'Sprachen Übersicht'.C15" chart:data-source-has-labels="both" svg:x="0.77cm" svg:y="2.318cm" svg:width="11.076cm" svg:height="6.082cm">
          <chartooo:coordinate-region svg:x="1.497cm" svg:y="2.531cm" svg:width="9.712cm" svg:height="5.196cm"/>
          <chart:axis chart:dimension="x" chart:name="primary-x" chart:style-name="ch6" chartooo:axis-type="auto">
            <chartooo:date-scale/>
            <chart:categories table:cell-range-address="'Sprachen Übersicht'.A11:'Sprachen Übersicht'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1:'Sprachen Übersicht'.B15" chart:label-cell-address="'Sprachen Übersicht'.B10:'Sprachen Übersicht'.B10" chart:class="chart:line">
            <chart:data-point chart:repeated="5"/>
          </chart:series>
          <chart:series chart:style-name="ch9" chart:values-cell-range-address="'Sprachen Übersicht'.C11:'Sprachen Übersicht'.C15" chart:label-cell-address="'Sprachen Übersicht'.C10:'Sprachen Übersicht'.C1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2 deu</text:p>
                <draw:g>
                  <svg:desc>'Sprachen Übersicht'.B10:'Sprachen Übersicht'.B10</svg:desc>
                </draw:g>
              </table:table-cell>
              <table:table-cell office:value-type="string">
                <text:p>Llama 3.2 eng</text:p>
                <draw:g>
                  <svg:desc>'Sprachen Übersicht'.C10:'Sprachen Übersicht'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1:'Sprachen Übersicht'.A15</svg:desc>
                </draw:g>
              </table:table-cell>
              <table:table-cell office:value-type="float" office:value="0.2625">
                <text:p>0.2625</text:p>
                <draw:g>
                  <svg:desc>'Sprachen Übersicht'.B11:'Sprachen Übersicht'.B15</svg:desc>
                </draw:g>
              </table:table-cell>
              <table:table-cell office:value-type="float" office:value="0.2475">
                <text:p>0.2475</text:p>
                <draw:g>
                  <svg:desc>'Sprachen Übersicht'.C11:'Sprachen Übersicht'.C15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3875">
                <text:p>0.3875</text:p>
              </table:table-cell>
              <table:table-cell office:value-type="float" office:value="0.3337">
                <text:p>0.333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465">
                <text:p>0.46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515">
                <text:p>0.515</text:p>
              </table:table-cell>
              <table:table-cell office:value-type="float" office:value="0.4225">
                <text:p>0.4225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Llama 3.3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8:'Sprachen Übersicht'.C23" chart:data-source-has-labels="both" svg:x="0.77cm" svg:y="2.318cm" svg:width="11.076cm" svg:height="6.082cm">
          <chartooo:coordinate-region svg:x="1.682cm" svg:y="2.53cm" svg:width="9.527cm" svg:height="5.197cm"/>
          <chart:axis chart:dimension="x" chart:name="primary-x" chart:style-name="ch6" chartooo:axis-type="auto">
            <chartooo:date-scale/>
            <chart:categories table:cell-range-address="'Sprachen Übersicht'.A19:'Sprachen Übersicht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9:'Sprachen Übersicht'.B23" chart:label-cell-address="'Sprachen Übersicht'.B18:'Sprachen Übersicht'.B18" chart:class="chart:line">
            <chart:data-point chart:repeated="5"/>
          </chart:series>
          <chart:series chart:style-name="ch9" chart:values-cell-range-address="'Sprachen Übersicht'.C19:'Sprachen Übersicht'.C23" chart:label-cell-address="'Sprachen Übersicht'.C18:'Sprachen Übersicht'.C1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3 deu</text:p>
                <draw:g>
                  <svg:desc>'Sprachen Übersicht'.B18:'Sprachen Übersicht'.B18</svg:desc>
                </draw:g>
              </table:table-cell>
              <table:table-cell office:value-type="string">
                <text:p>Llama 3.3 eng</text:p>
                <draw:g>
                  <svg:desc>'Sprachen Übersicht'.C18:'Sprachen Übersicht'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9:'Sprachen Übersicht'.A23</svg:desc>
                </draw:g>
              </table:table-cell>
              <table:table-cell office:value-type="float" office:value="0.6275">
                <text:p>0.6275</text:p>
                <draw:g>
                  <svg:desc>'Sprachen Übersicht'.B19:'Sprachen Übersicht'.B23</svg:desc>
                </draw:g>
              </table:table-cell>
              <table:table-cell office:value-type="float" office:value="0.6625">
                <text:p>0.6625</text:p>
                <draw:g>
                  <svg:desc>'Sprachen Übersicht'.C19:'Sprachen Übersicht'.C23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6825">
                <text:p>0.6825</text:p>
              </table:table-cell>
              <table:table-cell office:value-type="float" office:value="0.6987">
                <text:p>0.698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7063">
                <text:p>0.7063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7175">
                <text:p>0.71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725">
                <text:p>0.725</text:p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Auswahl des Framework</text:p>
        </chart:title>
        <chart:subtitle svg:x="6.422cm" svg:y="1.275cm" chart:style-name="ch3">
          <text:p>LLama 3.1 Modell</text:p>
        </chart:subtitle>
        <chart:legend chart:legend-position="end" svg:x="12.493cm" svg:y="3.926cm" style:legend-expansion="high" chart:style-name="ch4"/>
        <chart:plot-area chart:style-name="ch5" table:cell-range-address="Optimierung.A10:Optimierung.C12" chart:data-source-has-labels="both" svg:x="0.77cm" svg:y="2.318cm" svg:width="11.083cm" svg:height="6.082cm">
          <chartooo:coordinate-region svg:x="1.497cm" svg:y="2.53cm" svg:width="10.356cm" svg:height="5.197cm"/>
          <chart:axis chart:dimension="x" chart:name="primary-x" chart:style-name="ch6" chartooo:axis-type="auto">
            <chartooo:date-scale/>
            <chart:categories table:cell-range-address="Optimierung.B10:Optimierung.C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11:Optimierung.C11" chart:label-cell-address="Optimierung.A11:Optimierung.A11" chart:class="chart:bar">
            <chart:data-point chart:repeated="2"/>
          </chart:series>
          <chart:series chart:style-name="ch10" chart:values-cell-range-address="Optimierung.B12:Optimierung.C12" chart:label-cell-address="Optimierung.A12:Optimierung.A1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10:Optimierung.C10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lama31/langchain</text:p>
                <draw:g>
                  <svg:desc>Optimierung.A11:Optimierung.A11</svg:desc>
                </draw:g>
              </table:table-cell>
              <table:table-cell office:value-type="float" office:value="0.43">
                <text:p>0.43</text:p>
                <draw:g>
                  <svg:desc>Optimierung.B11:Optimierung.C11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1/DSPy</text:p>
                <draw:g>
                  <svg:desc>Optimierung.A12:Optimierung.A12</svg:desc>
                </draw:g>
              </table:table-cell>
              <table:table-cell office:value-type="float" office:value="0.335">
                <text:p>0.335</text:p>
                <draw:g>
                  <svg:desc>Optimierung.B12:Optimierung.C12</svg:desc>
                </draw:g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